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rsid="00014af0" officeooo:paragraph-rsid="00014af0"/>
    </style:style>
    <style:style style:name="P3" style:family="paragraph" style:parent-style-name="Heading_20_1">
      <style:paragraph-properties fo:break-before="page"/>
      <style:text-properties officeooo:rsid="00014af0" officeooo:paragraph-rsid="00014af0"/>
    </style:style>
    <style:style style:name="P4" style:family="paragraph" style:parent-style-name="Text_20_body">
      <style:text-properties officeooo:paragraph-rsid="00014af0"/>
    </style:style>
    <style:style style:name="Sect1" style:family="section">
      <style:section-properties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107_3515887590"/>Functional diagram and index<text:bookmark-end text:name="__RefHeading___Toc107_3515887590"/></text:h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"><text:a xlink:type="simple" xlink:href="#__RefHeading___Toc107_3515887590" text:style-name="Index_20_Link" text:visited-style-name="Index_20_Link">Functional diagram and index<text:tab/>1</text:a></text:p>
          <text:p text:style-name="P1"><text:a xlink:type="simple" xlink:href="#__RefHeading___Toc109_3515887590" text:style-name="Index_20_Link" text:visited-style-name="Index_20_Link">LPC51U68, USB, and Flash<text:tab/>2</text:a></text:p>
          <text:p text:style-name="P1"><text:a xlink:type="simple" xlink:href="#__RefHeading___Toc111_3515887590" text:style-name="Index_20_Link" text:visited-style-name="Index_20_Link">Power<text:tab/>3</text:a></text:p>
          <text:p text:style-name="P1"><text:a xlink:type="simple" xlink:href="#__RefHeading___Toc113_3515887590" text:style-name="Index_20_Link" text:visited-style-name="Index_20_Link">Radio<text:tab/>4</text:a></text:p>
          <text:p text:style-name="P1"><text:a xlink:type="simple" xlink:href="#__RefHeading___Toc115_3515887590" text:style-name="Index_20_Link" text:visited-style-name="Index_20_Link">LEDs and Screen<text:tab/>5</text:a></text:p>
          <text:p text:style-name="P1"><text:a xlink:type="simple" xlink:href="#__RefHeading___Toc117_3515887590" text:style-name="Index_20_Link" text:visited-style-name="Index_20_Link">Joystick and Throttle<text:tab/>6</text:a></text:p>
          <text:p text:style-name="P1"><text:a xlink:type="simple" xlink:href="#__RefHeading___Toc119_3515887590" text:style-name="Index_20_Link" text:visited-style-name="Index_20_Link">Keyboard Connector and Schmitt triggers<text:tab/>7</text:a></text:p>
          <text:p text:style-name="P1"><text:a xlink:type="simple" xlink:href="#__RefHeading___Toc121_3515887590" text:style-name="Index_20_Link" text:visited-style-name="Index_20_Link">LPC51U68 Pinning list<text:tab/>8</text:a></text:p>
        </text:index-body>
      </text:table-of-content>
      <text:p text:style-name="P4"/>
      <text:h text:style-name="P3" text:outline-level="1"><text:bookmark-start text:name="__RefHeading___Toc109_3515887590"/>LPC51U68, USB, and Flash<text:bookmark-end text:name="__RefHeading___Toc109_3515887590"/></text:h>
      <text:p text:style-name="P4"/>
      <text:h text:style-name="P3" text:outline-level="1"><text:bookmark-start text:name="__RefHeading___Toc111_3515887590"/>Power<text:bookmark-end text:name="__RefHeading___Toc111_3515887590"/></text:h>
      <text:h text:style-name="P3" text:outline-level="1"><text:bookmark-start text:name="__RefHeading___Toc113_3515887590"/>Radio<text:bookmark-end text:name="__RefHeading___Toc113_3515887590"/></text:h>
      <text:p text:style-name="P4"/>
      <text:h text:style-name="P3" text:outline-level="1"><text:bookmark-start text:name="__RefHeading___Toc115_3515887590"/>LEDs and Screen<text:bookmark-end text:name="__RefHeading___Toc115_3515887590"/></text:h>
      <text:p text:style-name="P4"/>
      <text:h text:style-name="P3" text:outline-level="1"><text:bookmark-start text:name="__RefHeading___Toc117_3515887590"/>Joystick and Throttle<text:bookmark-end text:name="__RefHeading___Toc117_3515887590"/></text:h>
      <text:p text:style-name="P4"/>
      <text:h text:style-name="P3" text:outline-level="1"><text:bookmark-start text:name="__RefHeading___Toc119_3515887590"/>Keyboard Connector and Schmitt triggers<text:bookmark-end text:name="__RefHeading___Toc119_3515887590"/></text:h>
      <text:h text:style-name="P3" text:outline-level="1"><text:bookmark-start text:name="__RefHeading___Toc121_3515887590"/>LPC51U68 Pinning list<text:bookmark-end text:name="__RefHeading___Toc121_3515887590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1-15T11:16:24.499000000</dc:date>
    <meta:editing-duration>PT12M</meta:editing-duration>
    <meta:editing-cycles>2</meta:editing-cycles>
    <meta:document-statistic meta:table-count="0" meta:image-count="0" meta:object-count="0" meta:page-count="8" meta:paragraph-count="17" meta:word-count="59" meta:character-count="349" meta:non-whitespace-character-count="307"/>
  </office:meta>
</office:document-meta>
</file>